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Calibri1" svg:font-family="Calibri, sans-serif" style:font-family-generic="swiss"/>
    <style:font-face style:name="Calibri2" svg:font-family="Calibri, sans-serif" style:font-adornments="Negrita" style:font-family-generic="swiss"/>
    <style:font-face style:name="Calibri3" svg:font-family="Calibri, sans-serif" style:font-adornments="Norm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g" svg:font-family="'Sans serig'" style:font-family-generic="swiss"/>
    <style:font-face style:name="sans-serif" svg:font-family="sans-serif" style:font-family-generic="swiss"/>
  </office:font-face-decls>
  <office:automatic-styles>
    <style:style style:name="P1" style:family="paragraph" style:parent-style-name="Standard">
      <style:text-properties officeooo:rsid="001bd329" officeooo:paragraph-rsid="001bd329"/>
    </style:style>
    <style:style style:name="P2" style:family="paragraph" style:parent-style-name="Standard">
      <style:paragraph-properties fo:break-before="page"/>
      <style:text-properties officeooo:rsid="001bd329" officeooo:paragraph-rsid="001bd329"/>
    </style:style>
    <style:style style:name="P3" style:family="paragraph" style:parent-style-name="Standard">
      <style:text-properties officeooo:paragraph-rsid="001bd329"/>
    </style:style>
    <style:style style:name="P4" style:family="paragraph" style:parent-style-name="Standard">
      <style:text-properties fo:font-size="60pt" style:text-underline-style="solid" style:text-underline-width="auto" style:text-underline-color="font-color" officeooo:rsid="001bd329" officeooo:paragraph-rsid="001bd329" style:font-size-asian="60pt" style:font-size-complex="60pt"/>
    </style:style>
    <style:style style:name="P5" style:family="paragraph" style:parent-style-name="Standard">
      <style:text-properties fo:font-size="12pt" style:text-underline-style="none" officeooo:rsid="001bd329" officeooo:paragraph-rsid="001bd329" style:font-size-asian="12pt" style:font-size-complex="12pt"/>
    </style:style>
    <style:style style:name="P6" style:family="paragraph" style:parent-style-name="Contents_20_1">
      <style:paragraph-properties>
        <style:tab-stops>
          <style:tab-stop style:position="16.796cm" style:type="right" style:leader-style="dotted" style:leader-text="."/>
        </style:tab-stops>
      </style:paragraph-properties>
    </style:style>
    <style:style style:name="P7" style:family="paragraph" style:parent-style-name="Heading_20_1">
      <style:paragraph-properties fo:text-align="justify" style:justify-single-word="false"/>
    </style:style>
    <style:style style:name="P8" style:family="paragraph" style:parent-style-name="Standard" style:master-page-name="First_20_Page">
      <style:paragraph-properties style:page-number="auto"/>
      <style:text-properties officeooo:rsid="001bd329" officeooo:paragraph-rsid="001bd329"/>
    </style:style>
    <style:style style:name="P9" style:family="paragraph" style:parent-style-name="Standard">
      <style:text-properties officeooo:rsid="001bd329" officeooo:paragraph-rsid="001bd329"/>
    </style:style>
    <style:style style:name="P10" style:family="paragraph" style:parent-style-name="Standard">
      <style:paragraph-properties fo:text-align="justify" style:justify-single-word="false" fo:break-before="page"/>
      <style:text-properties officeooo:rsid="001bd329" officeooo:paragraph-rsid="001bd329"/>
    </style:style>
    <style:style style:name="P11" style:family="paragraph" style:parent-style-name="Text_20_body">
      <style:paragraph-properties fo:text-align="justify" style:justify-single-word="false"/>
      <style:text-properties fo:font-weight="normal" officeooo:rsid="002c79a1" officeooo:paragraph-rsid="002c79a1" style:font-weight-asian="normal" style:font-weight-complex="normal"/>
    </style:style>
    <style:style style:name="P12" style:family="paragraph" style:parent-style-name="Text_20_body">
      <style:text-properties style:font-name="Calibri1" fo:font-weight="normal" officeooo:rsid="002c79a1" officeooo:paragraph-rsid="002c79a1" style:font-weight-asian="normal" style:font-weight-complex="normal"/>
    </style:style>
    <style:style style:name="P13" style:family="paragraph" style:parent-style-name="Text_20_body">
      <style:paragraph-properties fo:margin-left="0cm" fo:margin-right="0.499cm" fo:text-indent="0cm" style:auto-text-indent="false"/>
      <style:text-properties style:font-name="Calibri1" fo:font-weight="normal" officeooo:rsid="002c79a1" officeooo:paragraph-rsid="002c79a1" style:font-weight-asian="normal" style:font-weight-complex="normal"/>
    </style:style>
    <style:style style:name="P14" style:family="paragraph" style:parent-style-name="Text_20_body">
      <style:paragraph-properties fo:text-align="justify" style:justify-single-word="false"/>
      <style:text-properties style:font-name="Calibri1" fo:font-weight="normal" officeooo:rsid="002c79a1" officeooo:paragraph-rsid="002c79a1" style:font-weight-asian="normal" style:font-weight-complex="normal"/>
    </style:style>
    <style:style style:name="P15" style:family="paragraph" style:parent-style-name="Text_20_body">
      <style:text-properties style:font-name="Calibri1" officeooo:rsid="002c79a1" officeooo:paragraph-rsid="002c79a1"/>
    </style:style>
    <style:style style:name="P16" style:family="paragraph">
      <loext:graphic-properties draw:fill="solid" draw:fill-color="#c0c0c0" draw:opacity="50%"/>
      <style:text-properties style:font-name="Liberation Sans" fo:font-size="1pt" style:font-name-asian="Liberation Sans2" style:font-name-complex="Liberation Sans2"/>
    </style:style>
    <style:style style:name="T1" style:family="text">
      <style:text-properties officeooo:rsid="002021e3"/>
    </style:style>
    <style:style style:name="T2" style:family="text">
      <style:text-properties officeooo:rsid="001bd329"/>
    </style:style>
    <style:style style:name="T3" style:family="text">
      <style:text-properties officeooo:rsid="0028af16"/>
    </style:style>
    <style:style style:name="T4" style:family="text">
      <style:text-properties style:font-name="Calibri"/>
    </style:style>
    <style:style style:name="T5" style:family="text">
      <style:text-properties style:font-name="Calibri" fo:font-weight="bold" style:font-weight-asian="bold" style:font-weight-complex="bol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50%" draw:auto-grow-height="false" draw:auto-grow-width="false" fo:min-height="8.5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9.08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5.75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9.59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4"><text:file-name text:display="name">actividad_2_1</text:file-name></text:p>
      <text:p text:style-name="P5">Marcos Miquel Lisarde</text:p>
      <text:p text:style-name="P2"/>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text:a xlink:type="simple" xlink:href="#__RefHeading___Toc333_3161930776" text:style-name="Index_20_Link" text:visited-style-name="Index_20_Link">Imagina que trabajas en una empresa de desarrollo web que recibe muchas visitas durante los fines de semana, pero muy pocas entre semana. ¿Qué modelo de precios de la nube crees que sería más adecuado (pago por uso, reservado, spot, etc.) y por qué?<text:tab/>3</text:a></text:p>
          <text:p text:style-name="P6"><text:a xlink:type="simple" xlink:href="#__RefHeading___Toc335_3161930776" text:style-name="Index_20_Link" text:visited-style-name="Index_20_Link">¿Qué ventajas y riesgos tendría para una institución educativa depender únicamente del modelo “pago por uso” en todos sus servicios en la nube? Piensa en factores como la previsibilidad del gasto, la disponibilidad de recursos y la gestión administrativa.<text:tab/>3</text:a></text:p>
          <text:p text:style-name="P6"><text:a xlink:type="simple" xlink:href="#__RefHeading___Toc337_3161930776" text:style-name="Index_20_Link" text:visited-style-name="Index_20_Link">Supón que tu equipo ejecuta tareas de análisis de datos que pueden interrumpirse sin problemas. ¿Optarías por instancias spot/preemptibles o por instancias reservadas?<text:tab/>4</text:a></text:p>
        </text:index-body>
      </text:table-of-content>
      <text:p text:style-name="P1"/>
      <text:p text:style-name="P10"/>
      <text:h text:style-name="P7" text:outline-level="1"><text:bookmark-start text:name="__RefHeading___Toc333_3161930776"/><text:span text:style-name="Strong_20_Emphasis"><text:span text:style-name="T5">Imagina que trabajas en una empresa de desarrollo web que recibe muchas visitas durante los fines de semana, pero muy pocas entre semana.</text:span></text:span><text:span text:style-name="T5"> ¿Qué modelo de precios de la nube crees que sería más adecuado (pago por uso, reservado, spot, etc.) y por qué?</text:span><text:bookmark-end text:name="__RefHeading___Toc333_3161930776"/></text:h>
      <text:p text:style-name="P11"><text:span text:style-name="T4">El mejor modelo para una empresa cuya actividad no es constante, si no que tiene picos de necesidad es el modelo pas-as-you-go, que como el nombre indica, pagas sólo lo que consumes. De esta forma cubres las necesidades totales todo el tiempo sin pagar por unos recursos que no usas cuando la necesidad es baja.</text:span></text:p>
      <text:p text:style-name="P11"/>
      <text:h text:style-name="P7" text:outline-level="1"><text:bookmark-start text:name="__RefHeading___Toc335_3161930776"/><text:span text:style-name="Strong_20_Emphasis"><text:span text:style-name="T4">¿Qué ventajas y riesgos tendría para una institución educativa depender únicamente del modelo “pago por uso” en todos sus servicios en la nube?</text:span></text:span><text:span text:style-name="T4"> Piensa en factores como la previsibilidad del gasto, la disponibilidad de recursos y la gestión administrativa.</text:span><text:bookmark-end text:name="__RefHeading___Toc335_3161930776"/></text:h>
      <text:p text:style-name="P14">Depender de este modelo podría suponer riesgos como la difícil gestión que conllevaría, ya que se tiene que monitorizar constantemente la necesidad para ajustar el uso.</text:p>
      <text:p text:style-name="P14"><text:s/>También sería más difícil realizar un plan de costes, ya que no se puede predecir la carga que va a tener el servidor durante todo el tiempo.</text:p>
      <text:p text:style-name="P12"/>
      <text:p text:style-name="P12"/>
      <text:p text:style-name="P12"/>
      <text:p text:style-name="P13"/>
      <text:h text:style-name="Heading_20_1" text:outline-level="1"><text:bookmark-start text:name="__RefHeading___Toc337_3161930776"/><text:soft-page-break/><text:span text:style-name="Strong_20_Emphasis"><text:span text:style-name="T4">Supón que tu equipo ejecuta tareas de análisis de datos que pueden interrumpirse sin problemas.</text:span></text:span> <text:span text:style-name="T4">¿Optarías por instancias spot/preemptibles o por instancias reservadas?</text:span><text:bookmark-end text:name="__RefHeading___Toc337_3161930776"/></text:h>
      <text:p text:style-name="P15">Optaría por instancias spot ya que están diseñadas a propósitos para las tareas y procesos que pueden interrumpirse sin problema, y nos estaríamos ahorrando un buen pellizco.</text:p>
      <text:p text:style-name="P15">Una instancia reservada también nos serviría evidentemente, pero estaríamos pagando de más por algo que podemos contratar más bar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Calibri1" svg:font-family="Calibri, sans-serif" style:font-family-generic="swiss"/>
    <style:font-face style:name="Calibri2" svg:font-family="Calibri, sans-serif" style:font-adornments="Negrita" style:font-family-generic="swiss"/>
    <style:font-face style:name="Calibri3" svg:font-family="Calibri, sans-serif" style:font-adornments="Norm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g" svg:font-family="'Sans serig'" style:font-family-generic="swiss"/>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499cm" fo:margin-top="0cm" fo:margin-bottom="0.247cm" style:contextual-spacing="false" fo:line-height="115%" fo:text-indent="0cm" style:auto-text-indent="false"/>
      <style:text-properties style:font-name="Calibri3" fo:font-family="Calibri, sans-serif" style:font-style-name="Normal" style:font-family-generic="swiss" fo:font-size="14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left="0.499cm" fo:margin-right="0.499cm" fo:margin-top="0.423cm" fo:margin-bottom="0.212cm" style:contextual-spacing="false" fo:text-indent="0cm" style:auto-text-indent="false" style:page-number="auto"/>
      <style:text-properties style:font-name="Calibri2" fo:font-family="Calibri, sans-serif" style:font-style-name="Negrita" style:font-family-generic="swis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c0c0c0" draw:opacity="50%"/>
      <style:text-properties style:font-name="Liberation Sans" fo:font-size="1pt" style:font-name-asian="Liberation Sans2" style:font-name-complex="Liberation Sans2"/>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8.58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9.59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5.75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9.086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actividad_2_1</text:file-name><draw:custom-shape text:anchor-type="char" draw:z-index="1" draw:name="PowerPlusWaterMarkObject 1" draw:style-name="Mgr1" draw:text-style-name="MP1" svg:width="16.999cm" svg:height="8.579cm" draw:transform="rotate (0.785398163397448) translate (-0.645583333333333cm 14.9738333333333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actividad_2_1</text:file-name><draw:custom-shape text:anchor-type="char" draw:z-index="2" draw:name="PowerPlusWaterMarkObject 2" draw:style-name="Mgr1" draw:text-style-name="MP1" svg:width="16.999cm" svg:height="8.579cm" draw:transform="rotate (0.785398163397448) translate (-0.645583333333333cm 14.9738333333333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4</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2" draw:text-style-name="MP1" svg:width="19cm" svg:height="9.589cm" draw:transform="rotate (0.785398163397448) translate (-0.719666666666667cm 16.8135694444444cm)"><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4"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5"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6"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7" draw:name="PowerPlusWaterMarkObject" draw:style-name="Mgr3" draw:text-style-name="MP1" svg:width="11.399cm" svg:height="5.753cm" draw:transform="skewX (5.67936211024091E-017) 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8" draw:name="PowerPlusWaterMarkObject" draw:style-name="Mgr4" draw:text-style-name="MP1" svg:width="17.999cm" svg:height="9.085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9"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0"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1" draw:name="PowerPlusWaterMarkObject" draw:style-name="Mgr1" draw:text-style-name="MP1" svg:width="16.999cm" svg:height="8.579cm" draw:transform="rotate (0.785398163397448)"><text:p>nube</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5-11-03T14:27:22.106109406</dc:date>
    <meta:editing-duration>PT46M5S</meta:editing-duration>
    <meta:editing-cycles>11</meta:editing-cycles>
    <meta:generator>LibreOffice/7.5.6.2$Linux_X86_64 LibreOffice_project/50$Build-2</meta:generator>
    <meta:document-statistic meta:table-count="0" meta:image-count="0" meta:object-count="0" meta:page-count="4" meta:paragraph-count="18" meta:word-count="380" meta:character-count="2359" meta:non-whitespace-character-count="1992"/>
  </office:meta>
</office:document-meta>
</file>